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P5" style:family="paragraph" style:parent-style-name="Standard">
      <style:text-properties fo:color="#000000" style:font-name="PT Mono" fo:font-size="9pt" officeooo:rsid="000a38a0" officeooo:paragraph-rsid="000a38a0" style:font-size-asian="9pt" style:font-size-complex="9pt"/>
    </style:style>
    <style:style style:name="P6" style:family="paragraph" style:parent-style-name="Standard">
      <style:text-properties fo:color="#000000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dddd"/>
    </style:style>
    <style:style style:name="T3" style:family="text">
      <style:text-properties fo:color="#cccccc"/>
    </style:style>
    <style:style style:name="T4" style:family="text">
      <style:text-properties fo:color="#9999ff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4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5">Nodes:</text:p>
            <text:p text:style-name="P5"/>
            <text:p text:style-name="P5"><text:span text:style-name="T1">design</text:span> <text:s text:c="2"/>= <text:span text:style-name="T1">Nvar</text:span>|<text:span text:style-name="T1">Nvarpar</text:span>|<text:span text:style-name="T1">Nfield</text:span>|<text:span text:style-name="T1">Nderef</text:span>|<text:span text:style-name="T1">Nindex</text:span>|<text:span text:style-name="T1">Nguard</text:span>|Neguard|<text:span text:style-name="T1">Ntype</text:span>|<text:span text:style-name="T1">Nproc</text:span>.</text:p>
            <text:p text:style-name="P5"><text:span text:style-name="T1">expr <text:s text:c="4"/>= design|Nconst</text:span>|<text:span text:style-name="T1">Nupto</text:span>|<text:span text:style-name="T1">Nmop</text:span>|<text:span text:style-name="T1">Ndop</text:span>|<text:span text:style-name="T1">Ncall</text:span>.</text:p>
            <text:p text:style-name="P6">nextexpr = NIL|expr.</text:p>
            <text:p text:style-name="P6">ifstat <text:s text:c="2"/>= NIL|Nif.</text:p>
            <text:p text:style-name="P6">casestat = Ncaselse.</text:p>
            <text:p text:style-name="P6">sglcase <text:s/>= NIL|Ncasedo.</text:p>
            <text:p text:style-name="P6">stat <text:s text:c="4"/>= NIL|Ninittd|Nenter|Nassign|Ncall|Nifelse|Ncase|Nwhile|Nrepeat|</text:p>
            <text:p text:style-name="P6"><text:s text:c="11"/>Nloop|Nexit|Nreturn|Nwith|Ntrap.</text:p>
            <text:p text:style-name="P2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5"/>
            <text:p text:style-name="P5"><text:span text:style-name="T1">design</text:span> <text:s text:c="7"/><text:span text:style-name="T1">Nvar <text:s text:c="15"/>var <text:s text:c="25"/>nextexpr</text:span></text:p>
            <text:p text:style-name="P5"><text:s text:c="14"/><text:span text:style-name="T1">Nvarpar <text:s text:c="12"/>varpar <text:s text:c="22"/>nextexpr</text:span></text:p>
            <text:p text:style-name="P5"><text:s text:c="14"/><text:span text:style-name="T1">Nfield <text:s text:c="13"/>field <text:s text:c="3"/>design <text:s text:c="13"/>nextexpr</text:span></text:p>
            <text:p text:style-name="P5"><text:s text:c="14"/><text:span text:style-name="T1">Nderef</text:span> <text:s text:c="3"/><text:span text:style-name="T1">ptr</text:span>/<text:span text:style-name="T1">str</text:span> <text:s text:c="11"/><text:span text:style-name="T1">design</text:span> <text:s text:c="13"/><text:span text:style-name="T1">nextexpr</text:span></text:p>
            <text:p text:style-name="P5"><text:s text:c="14"/><text:span text:style-name="T1">Nindex <text:s text:c="22"/>design <text:s text:c="3"/>expr <text:s text:c="5"/>nextexpr</text:span></text:p>
            <text:p text:style-name="P5"><text:s text:c="14"/><text:span text:style-name="T1">Nguard <text:s text:c="22"/>design <text:s text:c="13"/>nextexpr (typ = guard type)</text:span></text:p>
            <text:p text:style-name="P5"><text:s text:c="14"/>Neguard <text:s text:c="21"/>design <text:s text:c="13"/>nextexpr (typ = guard type)</text:p>
            <text:p text:style-name="P5"><text:s text:c="14"/><text:span text:style-name="T1">Ntype <text:s text:c="14"/>type <text:s text:c="24"/>nextexpr</text:span></text:p>
            <text:p text:style-name="P5"><text:s text:c="14"/><text:span text:style-name="T1">Nproc <text:s text:c="4"/>normal <text:s text:c="3"/>proc <text:s text:c="24"/>nextexpr</text:span></text:p>
            <text:p text:style-name="P5"><text:s text:c="24"/><text:span text:style-name="T1">super <text:s text:c="4"/>proc <text:s text:c="24"/>nextexpr</text:span></text:p>
            <text:p text:style-name="P5"/>
            <text:p text:style-name="P5"/>
            <text:p text:style-name="P6">expr <text:s text:c="9"/>design</text:p>
            <text:p text:style-name="P5"><text:s text:c="14"/><text:span text:style-name="T1">Nconst <text:s text:c="13"/>const <text:s text:c="32"/>(val = node.conval)</text:span></text:p>
            <text:p text:style-name="P5"><text:s text:c="14"/><text:span text:style-name="T1">Nupto <text:s text:c="23"/>expr <text:s text:c="5"/>expr <text:s text:c="5"/>nextexpr</text:span> </text:p>
            <text:p text:style-name="P5"><text:s text:c="14"/><text:span text:style-name="T1">Nmop</text:span> <text:s text:c="5"/><text:span text:style-name="T1">not <text:s text:c="15"/>expr <text:s text:c="15"/>nextexpr</text:span></text:p>
            <text:p text:style-name="P5"><text:s text:c="24"/><text:span text:style-name="T1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2">adr <text:s text:c="15"/>expr <text:s text:c="15"/>nextexpr SYSTEM.ADR</text:span></text:p>
            <text:p text:style-name="P2"><text:s text:c="24"/><text:span text:style-name="T2">typ <text:s text:c="15"/>expr <text:s text:c="15"/>nextexpr SYSTEM.TYP</text:span></text:p>
            <text:p text:style-name="P2"><text:s text:c="24"/><text:span text:style-name="T2">cc <text:s text:c="16"/>Nconst <text:s text:c="13"/>nextexpr SYSTEM.CC</text:span></text:p>
            <text:p text:style-name="P2"><text:s text:c="24"/><text:span text:style-name="T3">val <text:s text:c="15"/>expr <text:s text:c="15"/>nextexpr SYSTEM.VAL</text:span></text:p>
            <text:p text:style-name="P2"><text:s text:c="10"/><text:span text:style-name="T5"><text:s text:c="4"/></text:span><text:span text:style-name="T6">Ndop <text:s text:c="5"/>times <text:s text:c="13"/>expr <text:s text:c="5"/>expr <text:s text:c="5"/>nextexpr</text:span></text:p>
            <text:p text:style-name="P6"><text:s text:c="24"/>slash <text:s text:c="13"/>expr <text:s text:c="5"/>expr <text:s text:c="5"/>nextexpr</text:p>
            <text:p text:style-name="P6"><text:s text:c="24"/>div <text:s text:c="15"/>expr <text:s text:c="5"/>expr <text:s text:c="5"/>nextexpr</text:p>
            <text:p text:style-name="P6"><text:s text:c="24"/>mod <text:s text:c="15"/>expr <text:s text:c="5"/>expr <text:s text:c="5"/>nextexpr</text:p>
            <text:p text:style-name="P6"><text:s text:c="24"/>and <text:s text:c="15"/>expr <text:s text:c="5"/>expr <text:s text:c="5"/>nextexpr</text:p>
            <text:p text:style-name="P5"><text:s text:c="24"/><text:span text:style-name="T1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5"><text:s text:c="24"/><text:span text:style-name="T1">or <text:s text:c="16"/>expr <text:s text:c="5"/>expr <text:s text:c="5"/>nextexpr</text:span></text:p>
            <text:p text:style-name="P5"><text:s text:c="24"/><text:span text:style-name="T1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5"><text:s text:c="24"/><text:span text:style-name="T1">geq <text:s text:c="15"/>expr <text:s text:c="5"/>expr <text:s text:c="5"/>nextexpr</text:span></text:p>
            <text:p text:style-name="P5"><text:s text:c="24"/><text:span text:style-name="T1">in <text:s text:c="16"/>expr <text:s text:c="5"/>expr <text:s text:c="5"/>nextexpr</text:span></text:p>
            <text:p text:style-name="P5"><text:s text:c="24"/><text:span text:style-name="T1">ash <text:s text:c="15"/>expr <text:s text:c="5"/>expr <text:s text:c="5"/>nextexpr</text:span></text:p>
            <text:p text:style-name="P5"><text:s text:c="24"/><text:span text:style-name="T1">msk <text:s text:c="15"/>expr <text:s text:c="5"/>Nconst <text:s text:c="3"/>nextexpr</text:span></text:p>
            <text:p text:style-name="P5"><text:s text:c="24"/><text:span text:style-name="T1">len <text:s text:c="15"/>design <text:s text:c="3"/>Nconst <text:s text:c="3"/>nextexpr</text:span></text:p>
            <text:p text:style-name="P5"><text:s text:c="23"/><text:span text:style-name="T1"><text:s/>min <text:s text:c="15"/>expr <text:s text:c="5"/>expr <text:s text:c="5"/>nextexpr MIN</text:span></text:p>
            <text:p text:style-name="P5"><text:s text:c="24"/><text:span text:style-name="T1">max <text:s text:c="15"/>expr <text:s text:c="5"/>expr <text:s text:c="5"/>nextexpr MAX</text:span></text:p>
            <text:p text:style-name="P2"><text:s text:c="24"/><text:span text:style-name="T2">bit <text:s text:c="15"/>expr <text:s text:c="5"/>expr <text:s text:c="5"/>nextexpr SYSTEM.BIT</text:span></text:p>
            <text:p text:style-name="P2"><text:s text:c="24"/><text:span text:style-name="T2">lsh <text:s text:c="15"/>expr <text:s text:c="5"/>expr <text:s text:c="5"/>nextexpr SYSTEM.LSH</text:span></text:p>
            <text:p text:style-name="P2"><text:s text:c="24"/><text:span text:style-name="T2">rot <text:s text:c="15"/>expr <text:s text:c="5"/>expr <text:s text:c="5"/>nextexpr SYSTEM.ROT</text:span></text:p>
            <text:p text:style-name="P2"><text:s text:c="11"/><text:span text:style-name="T5"><text:s text:c="3"/></text:span><text:span text:style-name="T6">Ncall <text:s text:c="14"/>fpar <text:s text:c="4"/>design <text:s text:c="3"/>nextexpr <text:s/>nextexpr</text:span></text:p>
            <text:p text:style-name="P5"><text:s text:c="14"/><text:span text:style-name="T1">Ncomp <text:s text:c="23"/>stat <text:s text:c="5"/>expr <text:s text:c="5"/>nextexpr</text:span></text:p>
            <text:p text:style-name="P5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6">nextexpr <text:s text:c="5"/>NIL</text:p>
            <text:p text:style-name="P6"><text:s text:c="14"/>expr</text:p>
            <text:p text:style-name="P5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6">casestat <text:s text:c="5"/>Ncaselse <text:s text:c="20"/>sglcase <text:s text:c="2"/>stat <text:s text:c="10"/>(minmax = node.conval)</text:p>
            <text:p text:style-name="P5"/>
            <text:p text:style-name="P6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6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5"><text:s text:c="14"/><text:span text:style-name="T1">Nassign <text:s text:c="2"/>assign <text:s text:c="12"/>design <text:s text:c="3"/>expr <text:s text:c="5"/>stat</text:span></text:p>
            <text:p text:style-name="P5"><text:s text:c="24"/><text:span text:style-name="T1">newfn <text:s text:c="13"/>design <text:s text:c="3"/>nextexp <text:s text:c="2"/>stat</text:span></text:p>
            <text:p text:style-name="P5"><text:s text:c="24"/><text:span text:style-name="T1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5"><text:s text:c="24"/><text:span text:style-name="T1">inclfn <text:s text:c="12"/>design <text:s text:c="3"/>expr <text:s text:c="5"/>stat</text:span></text:p>
            <text:p text:style-name="P5"><text:s text:c="24"/><text:span text:style-name="T1">exclfn <text:s text:c="12"/>design <text:s text:c="3"/>expr <text:s text:c="5"/>stat</text:span></text:p>
            <text:p text:style-name="P2"><text:s text:c="24"/><text:span text:style-name="T2">copyfn <text:s text:c="12"/>design <text:s text:c="3"/>expr <text:s text:c="5"/>stat</text:span></text:p>
            <text:p text:style-name="P2"><text:s text:c="24"/><text:span text:style-name="T2">getfn <text:s text:c="13"/>design <text:s text:c="3"/>expr <text:s text:c="5"/>stat <text:s text:c="4"/>SYSTEM.GET</text:span></text:p>
            <text:p text:style-name="P2"><text:s text:c="24"/><text:span text:style-name="T2">putfn <text:s text:c="13"/>expr <text:s text:c="5"/>expr <text:s text:c="5"/>stat <text:s text:c="4"/>SYSTEM.PUT</text:span></text:p>
            <text:p text:style-name="P2"><text:s text:c="24"/><text:span text:style-name="T2">getrfn <text:s text:c="12"/>design <text:s text:c="3"/>Nconst <text:s text:c="3"/>stat <text:s text:c="4"/>SYSTEM.GETREG</text:span></text:p>
            <text:p text:style-name="P2"><text:s text:c="24"/><text:span text:style-name="T2">putrfn <text:s text:c="12"/>Nconst <text:s text:c="3"/>expr <text:s text:c="5"/>stat <text:s text:c="4"/>SYSTEM.PUTREG</text:span></text:p>
            <text:p text:style-name="P2"><text:s text:c="24"/><text:span text:style-name="T2">sysnewfn <text:s text:c="10"/>design <text:s text:c="3"/>expr <text:s text:c="5"/>stat <text:s text:c="4"/>SYSTEM.NEW</text:span></text:p>
            <text:p text:style-name="P2"><text:s text:c="24"/><text:span text:style-name="T2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6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5"><text:s text:c="14"/><text:span text:style-name="T1">Ncomp <text:s text:c="23"/>stat <text:s text:c="5"/>stat <text:s text:c="5"/>stat</text:span>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23T19:26:33.671000000</dc:date>
    <meta:editing-duration>PT42M55S</meta:editing-duration>
    <meta:editing-cycles>13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